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2.5827in"/>
    </style:style>
    <style:style style:name="co4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311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1.1516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imeToClea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acket Size (Bytes)</text:p>
          </table:table-cell>
          <table:table-cell office:value-type="string">
            <text:p>App DataRate( bps)</text:p>
          </table:table-cell>
          <table:table-cell office:value-type="string">
            <text:p>Clear/End Time (csma-dataRate=16KB)</text:p>
          </table:table-cell>
          <table:table-cell office:value-type="string">
            <text:p>Clear/End Time(csma-dataRate=4KB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formula="of:=4096*[.A2]" office:value-type="float" office:value="4096">
            <text:p>4096</text:p>
          </table:table-cell>
          <table:table-cell office:value-type="float" office:value="9.54494">
            <text:p>9.54494</text:p>
          </table:table-cell>
          <table:table-cell office:value-type="float" office:value="10.3596">
            <text:p>10.35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4096*[.A3]" office:value-type="float" office:value="8192">
            <text:p>8192</text:p>
          </table:table-cell>
          <table:table-cell office:value-type="float" office:value="10.4074">
            <text:p>10.4074</text:p>
          </table:table-cell>
          <table:table-cell office:value-type="float" office:value="12.0628">
            <text:p>12.06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table:formula="of:=4096*[.A4]" office:value-type="float" office:value="12288">
            <text:p>12288</text:p>
          </table:table-cell>
          <table:table-cell office:value-type="float" office:value="13.2383">
            <text:p>13.2383</text:p>
          </table:table-cell>
          <table:table-cell office:value-type="float" office:value="15.1427">
            <text:p>15.14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table:formula="of:=4096*[.A5]" office:value-type="float" office:value="16384">
            <text:p>16384</text:p>
          </table:table-cell>
          <table:table-cell office:value-type="float" office:value="14.7895">
            <text:p>14.7895</text:p>
          </table:table-cell>
          <table:table-cell office:value-type="float" office:value="18.3292">
            <text:p>18.329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table:formula="of:=4096*[.A6]" office:value-type="float" office:value="20480">
            <text:p>20480</text:p>
          </table:table-cell>
          <table:table-cell office:value-type="float" office:value="17.1937">
            <text:p>17.1937</text:p>
          </table:table-cell>
          <table:table-cell office:value-type="float" office:value="21.5729">
            <text:p>21.572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table:formula="of:=4096*[.A7]" office:value-type="float" office:value="24576">
            <text:p>24576</text:p>
          </table:table-cell>
          <table:table-cell office:value-type="float" office:value="20.1588">
            <text:p>20.1588</text:p>
          </table:table-cell>
          <table:table-cell office:value-type="float" office:value="24.7863">
            <text:p>24.78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table:formula="of:=4096*[.A8]" office:value-type="float" office:value="28672">
            <text:p>28672</text:p>
          </table:table-cell>
          <table:table-cell office:value-type="float" office:value="22.5883">
            <text:p>22.5883</text:p>
          </table:table-cell>
          <table:table-cell office:value-type="float" office:value="28.032">
            <text:p>28.0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4096*[.A9]" office:value-type="float" office:value="32768">
            <text:p>32768</text:p>
          </table:table-cell>
          <table:table-cell office:value-type="float" office:value="24.7578">
            <text:p>24.7578</text:p>
          </table:table-cell>
          <table:table-cell office:value-type="float" office:value="31.3071">
            <text:p>31.307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table:formula="of:=4096*[.A10]" office:value-type="float" office:value="36864">
            <text:p>36864</text:p>
          </table:table-cell>
          <table:table-cell office:value-type="float" office:value="27.7375">
            <text:p>27.7375</text:p>
          </table:table-cell>
          <table:table-cell office:value-type="float" office:value="33.4497">
            <text:p>33.44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table:formula="of:=4096*[.A11]" office:value-type="float" office:value="40960">
            <text:p>40960</text:p>
          </table:table-cell>
          <table:table-cell office:value-type="float" office:value="29.9068">
            <text:p>29.9068</text:p>
          </table:table-cell>
          <table:table-cell office:value-type="float" office:value="36.7322">
            <text:p>36.73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table:formula="of:=4096*[.A12]" office:value-type="float" office:value="45056">
            <text:p>45056</text:p>
          </table:table-cell>
          <table:table-cell office:value-type="float" office:value="33.169">
            <text:p>33.169</text:p>
          </table:table-cell>
          <table:table-cell office:value-type="float" office:value="41.0835">
            <text:p>41.083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table:formula="of:=4096*[.A13]" office:value-type="float" office:value="49152">
            <text:p>49152</text:p>
          </table:table-cell>
          <table:table-cell office:value-type="float" office:value="35.6151">
            <text:p>35.6151</text:p>
          </table:table-cell>
          <table:table-cell office:value-type="float" office:value="44.3459">
            <text:p>44.345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2">
            <text:p>512</text:p>
          </table:table-cell>
          <table:table-cell table:formula="of:=4096*[.A14]" office:value-type="float" office:value="53248">
            <text:p>53248</text:p>
          </table:table-cell>
          <table:table-cell office:value-type="float" office:value="38.3356">
            <text:p>38.3356</text:p>
          </table:table-cell>
          <table:table-cell office:value-type="float" office:value="47.6102">
            <text:p>47.61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table:formula="of:=4096*[.A15]" office:value-type="float" office:value="57344">
            <text:p>57344</text:p>
          </table:table-cell>
          <table:table-cell office:value-type="float" office:value="40.7833">
            <text:p>40.7833</text:p>
          </table:table-cell>
          <table:table-cell office:value-type="float" office:value="49.7608">
            <text:p>49.7608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string">
            <text:p>Application starts at 1s, ends at 10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e clear/End time means the time when the last packet was received.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svg:width="6.2992in" svg:height="3.5425in" svg:x="9.4429in" svg:y="0.7606in">
            <draw:object draw:notify-on-update-of-ranges="Sheet2.F2:Sheet2.F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1in" svg:x="9.3024in" svg:y="1.6465in">
            <draw:object draw:notify-on-update-of-ranges="Sheet2.E2:Sheet2.E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Packet Size (Bytes)</text:p>
          </table:table-cell>
          <table:table-cell office:value-type="string">
            <text:p>App DataRate( bps)</text:p>
          </table:table-cell>
          <table:table-cell office:value-type="string">
            <text:p>TimeToClear(s)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formula="of:=4096*[.A2]"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10.3596">
            <text:p>10.3596</text:p>
          </table:table-cell>
          <table:table-cell table:formula="of:=[.E2]-10" office:value-type="float" office:value="0.3596">
            <text:p>0.3596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4096*[.A3]" office:value-type="float" office:value="8192">
            <text:p>8192</text:p>
          </table:table-cell>
          <table:table-cell office:value-type="float" office:value="10.4074">
            <text:p>10.4074</text:p>
          </table:table-cell>
          <table:table-cell office:value-type="float" office:value="12.0628">
            <text:p>12.0628</text:p>
          </table:table-cell>
          <table:table-cell table:formula="of:=[.E3]-10" office:value-type="float" office:value="2.0628">
            <text:p>2.0628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4096*[.A4]" office:value-type="float" office:value="12288">
            <text:p>12288</text:p>
          </table:table-cell>
          <table:table-cell office:value-type="float" office:value="13.2383">
            <text:p>13.2383</text:p>
          </table:table-cell>
          <table:table-cell office:value-type="float" office:value="15.1427">
            <text:p>15.1427</text:p>
          </table:table-cell>
          <table:table-cell table:formula="of:=[.E4]-10" office:value-type="float" office:value="5.1427">
            <text:p>5.1427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4096*[.A5]" office:value-type="float" office:value="16384">
            <text:p>16384</text:p>
          </table:table-cell>
          <table:table-cell office:value-type="float" office:value="14.7895">
            <text:p>14.7895</text:p>
          </table:table-cell>
          <table:table-cell office:value-type="float" office:value="18.3292">
            <text:p>18.3292</text:p>
          </table:table-cell>
          <table:table-cell table:formula="of:=[.E5]-10" office:value-type="float" office:value="8.3292">
            <text:p>8.3292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4096*[.A6]" office:value-type="float" office:value="20480">
            <text:p>20480</text:p>
          </table:table-cell>
          <table:table-cell office:value-type="float" office:value="17.1937">
            <text:p>17.1937</text:p>
          </table:table-cell>
          <table:table-cell office:value-type="float" office:value="21.5729">
            <text:p>21.5729</text:p>
          </table:table-cell>
          <table:table-cell table:formula="of:=[.E6]-10" office:value-type="float" office:value="11.5729">
            <text:p>11.5729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4096*[.A7]" office:value-type="float" office:value="24576">
            <text:p>24576</text:p>
          </table:table-cell>
          <table:table-cell office:value-type="float" office:value="20.1588">
            <text:p>20.1588</text:p>
          </table:table-cell>
          <table:table-cell office:value-type="float" office:value="24.7863">
            <text:p>24.7863</text:p>
          </table:table-cell>
          <table:table-cell table:formula="of:=[.E7]-10" office:value-type="float" office:value="14.7863">
            <text:p>14.7863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4096*[.A8]" office:value-type="float" office:value="28672">
            <text:p>28672</text:p>
          </table:table-cell>
          <table:table-cell office:value-type="float" office:value="22.5883">
            <text:p>22.5883</text:p>
          </table:table-cell>
          <table:table-cell office:value-type="float" office:value="28.032">
            <text:p>28.032</text:p>
          </table:table-cell>
          <table:table-cell table:formula="of:=[.E8]-10" office:value-type="float" office:value="18.032">
            <text:p>18.032</text:p>
          </table:table-cell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4096*[.A9]" office:value-type="float" office:value="32768">
            <text:p>32768</text:p>
          </table:table-cell>
          <table:table-cell office:value-type="float" office:value="24.7578">
            <text:p>24.7578</text:p>
          </table:table-cell>
          <table:table-cell office:value-type="float" office:value="31.3071">
            <text:p>31.3071</text:p>
          </table:table-cell>
          <table:table-cell table:formula="of:=[.E9]-10" office:value-type="float" office:value="21.3071">
            <text:p>21.3071</text:p>
          </table:table-cell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f:=4096*[.A10]" office:value-type="float" office:value="36864">
            <text:p>36864</text:p>
          </table:table-cell>
          <table:table-cell office:value-type="float" office:value="27.7375">
            <text:p>27.7375</text:p>
          </table:table-cell>
          <table:table-cell office:value-type="float" office:value="33.4497">
            <text:p>33.4497</text:p>
          </table:table-cell>
          <table:table-cell table:formula="of:=[.E10]-10" office:value-type="float" office:value="23.4497">
            <text:p>23.44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f:=4096*[.A11]" office:value-type="float" office:value="40960">
            <text:p>40960</text:p>
          </table:table-cell>
          <table:table-cell office:value-type="float" office:value="29.9068">
            <text:p>29.9068</text:p>
          </table:table-cell>
          <table:table-cell office:value-type="float" office:value="36.7322">
            <text:p>36.7322</text:p>
          </table:table-cell>
          <table:table-cell table:formula="of:=[.E11]-10" office:value-type="float" office:value="26.7322">
            <text:p>26.73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4096*[.A12]" office:value-type="float" office:value="45056">
            <text:p>45056</text:p>
          </table:table-cell>
          <table:table-cell office:value-type="float" office:value="33.169">
            <text:p>33.169</text:p>
          </table:table-cell>
          <table:table-cell office:value-type="float" office:value="41.0835">
            <text:p>41.0835</text:p>
          </table:table-cell>
          <table:table-cell table:formula="of:=[.E12]-10" office:value-type="float" office:value="31.0835">
            <text:p>31.0835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f:=4096*[.A13]" office:value-type="float" office:value="49152">
            <text:p>49152</text:p>
          </table:table-cell>
          <table:table-cell office:value-type="float" office:value="35.6151">
            <text:p>35.6151</text:p>
          </table:table-cell>
          <table:table-cell office:value-type="float" office:value="44.3459">
            <text:p>44.3459</text:p>
          </table:table-cell>
          <table:table-cell table:formula="of:=[.E13]-10" office:value-type="float" office:value="34.3459">
            <text:p>34.3459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4096*[.A14]" office:value-type="float" office:value="53248">
            <text:p>53248</text:p>
          </table:table-cell>
          <table:table-cell office:value-type="float" office:value="38.3356">
            <text:p>38.3356</text:p>
          </table:table-cell>
          <table:table-cell office:value-type="float" office:value="47.6102">
            <text:p>47.6102</text:p>
          </table:table-cell>
          <table:table-cell table:formula="of:=[.E14]-10" office:value-type="float" office:value="37.6102">
            <text:p>37.61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4096*[.A15]" office:value-type="float" office:value="57344">
            <text:p>57344</text:p>
          </table:table-cell>
          <table:table-cell/>
          <table:table-cell office:value-type="float" office:value="49.7608">
            <text:p>49.7608</text:p>
          </table:table-cell>
          <table:table-cell table:formula="of:=[.E15]-10" office:value-type="float" office:value="39.7608">
            <text:p>39.7608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4096*[.A16]" office:value-type="float" office:value="61440">
            <text:p>61440</text:p>
          </table:table-cell>
          <table:table-cell table:number-columns-repeated="3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office:value-type="string">
            <text:p>TimeToClear(s)</text:p>
          </table:table-cell>
          <table:table-cell table:number-columns-repeated="2"/>
          <table:table-cell office:value-type="string">
            <text:p>diff</text:p>
          </table:table-cell>
          <table:table-cell office:value-type="string">
            <text:p>diff2</text:p>
          </table:table-cell>
        </table:table-row>
        <table:table-row table:style-name="ro2">
          <table:table-cell office:value-type="float" office:value="9.54494">
            <text:p>9.54494</text:p>
          </table:table-cell>
          <table:table-cell office:value-type="float" office:value="10.3596">
            <text:p>10.3596</text:p>
          </table:table-cell>
          <table:table-cell/>
          <table:table-cell table:formula="of:=[.A3]-[.A2]" office:value-type="float" office:value="0.86246">
            <text:p>0.86246</text:p>
          </table:table-cell>
          <table:table-cell table:formula="of:=[.B3]-[.B2]" office:value-type="float" office:value="1.7032">
            <text:p>1.7032</text:p>
          </table:table-cell>
        </table:table-row>
        <table:table-row table:style-name="ro2">
          <table:table-cell office:value-type="float" office:value="10.4074">
            <text:p>10.4074</text:p>
          </table:table-cell>
          <table:table-cell office:value-type="float" office:value="12.0628">
            <text:p>12.0628</text:p>
          </table:table-cell>
          <table:table-cell/>
          <table:table-cell table:formula="of:=[.A4]-[.A3]" office:value-type="float" office:value="2.8309">
            <text:p>2.8309</text:p>
          </table:table-cell>
          <table:table-cell table:formula="of:=[.B4]-[.B3]" office:value-type="float" office:value="3.0799">
            <text:p>3.0799</text:p>
          </table:table-cell>
        </table:table-row>
        <table:table-row table:style-name="ro2">
          <table:table-cell office:value-type="float" office:value="13.2383">
            <text:p>13.2383</text:p>
          </table:table-cell>
          <table:table-cell office:value-type="float" office:value="15.1427">
            <text:p>15.1427</text:p>
          </table:table-cell>
          <table:table-cell/>
          <table:table-cell table:formula="of:=[.A5]-[.A4]" office:value-type="float" office:value="1.5512">
            <text:p>1.5512</text:p>
          </table:table-cell>
          <table:table-cell table:formula="of:=[.B5]-[.B4]" office:value-type="float" office:value="3.1865">
            <text:p>3.1865</text:p>
          </table:table-cell>
        </table:table-row>
        <table:table-row table:style-name="ro2">
          <table:table-cell office:value-type="float" office:value="14.7895">
            <text:p>14.7895</text:p>
          </table:table-cell>
          <table:table-cell office:value-type="float" office:value="18.3292">
            <text:p>18.3292</text:p>
          </table:table-cell>
          <table:table-cell/>
          <table:table-cell table:formula="of:=[.A6]-[.A5]" office:value-type="float" office:value="2.4042">
            <text:p>2.4042</text:p>
          </table:table-cell>
          <table:table-cell table:formula="of:=[.B6]-[.B5]" office:value-type="float" office:value="3.2437">
            <text:p>3.2437</text:p>
          </table:table-cell>
        </table:table-row>
        <table:table-row table:style-name="ro2">
          <table:table-cell office:value-type="float" office:value="17.1937">
            <text:p>17.1937</text:p>
          </table:table-cell>
          <table:table-cell office:value-type="float" office:value="21.5729">
            <text:p>21.5729</text:p>
          </table:table-cell>
          <table:table-cell/>
          <table:table-cell table:formula="of:=[.A7]-[.A6]" office:value-type="float" office:value="2.9651">
            <text:p>2.9651</text:p>
          </table:table-cell>
          <table:table-cell table:formula="of:=[.B7]-[.B6]" office:value-type="float" office:value="3.2134">
            <text:p>3.2134</text:p>
          </table:table-cell>
        </table:table-row>
        <table:table-row table:style-name="ro2">
          <table:table-cell office:value-type="float" office:value="20.1588">
            <text:p>20.1588</text:p>
          </table:table-cell>
          <table:table-cell office:value-type="float" office:value="24.7863">
            <text:p>24.7863</text:p>
          </table:table-cell>
          <table:table-cell/>
          <table:table-cell table:formula="of:=[.A8]-[.A7]" office:value-type="float" office:value="2.4295">
            <text:p>2.4295</text:p>
          </table:table-cell>
          <table:table-cell table:formula="of:=[.B8]-[.B7]" office:value-type="float" office:value="3.2457">
            <text:p>3.2457</text:p>
          </table:table-cell>
        </table:table-row>
        <table:table-row table:style-name="ro2">
          <table:table-cell office:value-type="float" office:value="22.5883">
            <text:p>22.5883</text:p>
          </table:table-cell>
          <table:table-cell office:value-type="float" office:value="28.032">
            <text:p>28.032</text:p>
          </table:table-cell>
          <table:table-cell/>
          <table:table-cell table:formula="of:=[.A9]-[.A8]" office:value-type="float" office:value="2.1695">
            <text:p>2.1695</text:p>
          </table:table-cell>
          <table:table-cell table:formula="of:=[.B9]-[.B8]" office:value-type="float" office:value="3.2751">
            <text:p>3.2751</text:p>
          </table:table-cell>
        </table:table-row>
        <table:table-row table:style-name="ro2">
          <table:table-cell office:value-type="float" office:value="24.7578">
            <text:p>24.7578</text:p>
          </table:table-cell>
          <table:table-cell office:value-type="float" office:value="31.3071">
            <text:p>31.3071</text:p>
          </table:table-cell>
          <table:table-cell/>
          <table:table-cell table:formula="of:=[.A10]-[.A9]" office:value-type="float" office:value="2.9797">
            <text:p>2.9797</text:p>
          </table:table-cell>
          <table:table-cell table:formula="of:=[.B10]-[.B9]" office:value-type="float" office:value="2.1426">
            <text:p>2.1426</text:p>
          </table:table-cell>
        </table:table-row>
        <table:table-row table:style-name="ro2">
          <table:table-cell office:value-type="float" office:value="27.7375">
            <text:p>27.7375</text:p>
          </table:table-cell>
          <table:table-cell office:value-type="float" office:value="33.4497">
            <text:p>33.4497</text:p>
          </table:table-cell>
          <table:table-cell/>
          <table:table-cell table:formula="of:=[.A11]-[.A10]" office:value-type="float" office:value="2.1693">
            <text:p>2.1693</text:p>
          </table:table-cell>
          <table:table-cell table:formula="of:=[.B11]-[.B10]" office:value-type="float" office:value="3.2825">
            <text:p>3.2825</text:p>
          </table:table-cell>
        </table:table-row>
        <table:table-row table:style-name="ro2">
          <table:table-cell office:value-type="float" office:value="29.9068">
            <text:p>29.9068</text:p>
          </table:table-cell>
          <table:table-cell office:value-type="float" office:value="36.7322">
            <text:p>36.7322</text:p>
          </table:table-cell>
          <table:table-cell/>
          <table:table-cell table:formula="of:=[.A12]-[.A11]" office:value-type="float" office:value="3.2622">
            <text:p>3.2622</text:p>
          </table:table-cell>
          <table:table-cell table:formula="of:=[.B12]-[.B11]" office:value-type="float" office:value="4.3513">
            <text:p>4.3513</text:p>
          </table:table-cell>
        </table:table-row>
        <table:table-row table:style-name="ro2">
          <table:table-cell office:value-type="float" office:value="33.169">
            <text:p>33.169</text:p>
          </table:table-cell>
          <table:table-cell office:value-type="float" office:value="41.0835">
            <text:p>41.0835</text:p>
          </table:table-cell>
          <table:table-cell/>
          <table:table-cell table:formula="of:=[.A13]-[.A12]" office:value-type="float" office:value="2.4461">
            <text:p>2.4461</text:p>
          </table:table-cell>
          <table:table-cell table:formula="of:=[.B13]-[.B12]" office:value-type="float" office:value="3.2624">
            <text:p>3.2624</text:p>
          </table:table-cell>
        </table:table-row>
        <table:table-row table:style-name="ro2">
          <table:table-cell office:value-type="float" office:value="35.6151">
            <text:p>35.6151</text:p>
          </table:table-cell>
          <table:table-cell office:value-type="float" office:value="44.3459">
            <text:p>44.3459</text:p>
          </table:table-cell>
          <table:table-cell/>
          <table:table-cell table:formula="of:=[.A14]-[.A13]" office:value-type="float" office:value="2.7205">
            <text:p>2.7205</text:p>
          </table:table-cell>
          <table:table-cell table:formula="of:=[.B14]-[.B13]" office:value-type="float" office:value="3.2643">
            <text:p>3.2643</text:p>
          </table:table-cell>
        </table:table-row>
        <table:table-row table:style-name="ro2">
          <table:table-cell office:value-type="float" office:value="38.3356">
            <text:p>38.3356</text:p>
          </table:table-cell>
          <table:table-cell office:value-type="float" office:value="47.6102">
            <text:p>47.6102</text:p>
          </table:table-cell>
          <table:table-cell/>
          <table:table-cell table:formula="of:=[.A15]-[.A14]" office:value-type="float" office:value="2.4477">
            <text:p>2.4477</text:p>
          </table:table-cell>
          <table:table-cell table:formula="of:=[.B15]-[.B14]" office:value-type="float" office:value="2.1506">
            <text:p>2.1506</text:p>
          </table:table-cell>
        </table:table-row>
        <table:table-row table:style-name="ro2">
          <table:table-cell office:value-type="float" office:value="40.7833">
            <text:p>40.7833</text:p>
          </table:table-cell>
          <table:table-cell office:value-type="float" office:value="49.7608">
            <text:p>49.760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22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21:18:18</meta:creation-date>
    <dc:date>2011-12-08T22:58:04</dc:date>
    <meta:editing-duration>PT20M2S</meta:editing-duration>
    <meta:editing-cycles>3</meta:editing-cycles>
    <meta:generator>LibreOffice/3.4$Unix LibreOffice_project/340m1$Build-302</meta:generator>
    <meta:document-statistic meta:table-count="3" meta:cell-count="208" meta:object-count="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legend chart:legend-position="end" svg:x="13.764cm" svg:y="4.2cm" style:legend-expansion="high" chart:style-name="ch2"/>
        <chart:plot-area chart:style-name="ch3" table:cell-range-address="Sheet2.F2:Sheet2.F15" svg:x="0.77cm" svg:y="0.851cm" svg:width="12.354cm" svg:height="7.549cm">
          <chartooo:coordinate-region svg:x="1.391cm" svg:y="1.05cm" svg:width="11.733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1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96">
                <text:p>0.3596</text:p>
                <draw:g>
                  <svg:desc>Sheet2.F2:Sheet2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8">
                <text:p>2.0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427">
                <text:p>5.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292">
                <text:p>8.3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729">
                <text:p>11.5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863">
                <text:p>14.7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032">
                <text:p>18.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071">
                <text:p>21.3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497">
                <text:p>23.4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7322">
                <text:p>26.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0835">
                <text:p>31.0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3459">
                <text:p>34.3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6102">
                <text:p>37.6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7608">
                <text:p>39.7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legend chart:legend-position="end" svg:x="13.148cm" svg:y="4.2cm" style:legend-expansion="high" chart:style-name="ch2"/>
        <chart:plot-area chart:style-name="ch3" table:cell-range-address="Sheet2.E2:Sheet2.E15" svg:x="0.77cm" svg:y="0.851cm" svg:width="11.738cm" svg:height="7.548cm">
          <chartooo:coordinate-region svg:x="1.391cm" svg:y="1.05cm" svg:width="10.93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15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596">
                <text:p>10.3596</text:p>
                <draw:g>
                  <svg:desc>Sheet2.E2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628">
                <text:p>12.0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427">
                <text:p>15.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3292">
                <text:p>18.3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5729">
                <text:p>21.5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7863">
                <text:p>24.7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032">
                <text:p>28.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3071">
                <text:p>31.3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4497">
                <text:p>33.4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322">
                <text:p>36.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0835">
                <text:p>41.0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459">
                <text:p>44.3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6102">
                <text:p>47.6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7608">
                <text:p>49.7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